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3.899cm" table:align="left" fo:background-color="transparent">
        <style:background-image/>
      </style:table-properties>
    </style:style>
    <style:style style:name="Tabla1.A" style:family="table-column">
      <style:table-column-properties style:column-width="0.889cm"/>
    </style:style>
    <style:style style:name="Tabla1.B" style:family="table-column">
      <style:table-column-properties style:column-width="13.01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319e9" officeooo:paragraph-rsid="001319e9"/>
    </style:style>
    <style:style style:name="P2" style:family="paragraph" style:parent-style-name="Standard" style:list-style-name="L1">
      <style:text-properties officeooo:rsid="001319e9" officeooo:paragraph-rsid="001319e9"/>
    </style:style>
    <style:style style:name="P3" style:family="paragraph" style:parent-style-name="Standard">
      <style:text-properties officeooo:rsid="00142caf" officeooo:paragraph-rsid="00142caf"/>
    </style:style>
    <style:style style:name="P4" style:family="paragraph" style:parent-style-name="Table_20_Heading">
      <style:paragraph-properties fo:text-align="start" style:justify-single-word="false"/>
    </style:style>
    <style:style style:name="T1" style:family="text">
      <style:text-properties officeooo:rsid="00142ca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2caf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4"><text:a xlink:type="simple" xlink:href="https://phpadmin.dinaserver.com/52/index.php?route=/sql&amp;db=jwti_raQWdf&amp;table=users&amp;sql_query=SELECT+%2A+FROM+%60users%60++%0AORDER+BY+%60users%60.%60id_ils%60+ASC&amp;sql_signature=7932be75c14a70d88ec228da0101d3a3a177735c79c936d79c18bc1a853c4a38&amp;session_max_rows=50&amp;is_browse_distinct=0" text:style-name="Internet_20_link" text:visited-style-name="Visited_20_Internet_20_Link">id_ils</text:a> </text:p>
            </table:table-cell>
            <table:table-cell table:style-name="Tabla1.A1" office:value-type="string">
              <text:p text:style-name="P4"><text:a xlink:type="simple" xlink:href="https://phpadmin.dinaserver.com/52/index.php?route=/sql&amp;db=jwti_raQWdf&amp;table=users&amp;sql_query=SELECT+%2A+FROM+%60users%60++%0AORDER+BY+%60users%60.%60email%60+ASC&amp;sql_signature=313096b3f4d2d9aadc637ed8d303b40dc26997874157ab1d25b9862f0b2d16ed&amp;session_max_rows=50&amp;is_browse_distinct=0" text:style-name="Internet_20_link" text:visited-style-name="Visited_20_Internet_20_Link">email</text:a> </text:p>
            </table:table-cell>
          </table:table-row>
        </table:table-header-rows>
        <table:table-row table:style-name="TableLine2754189170432">
          <table:table-cell table:style-name="Tabla1.A1" office:value-type="string">
            <text:p text:style-name="Table_20_Contents">287</text:p>
          </table:table-cell>
          <table:table-cell table:style-name="Tabla1.A1" office:value-type="string">
            <text:p text:style-name="Table_20_Contents">nachollv@hotmail.com</text:p>
          </table:table-cell>
        </table:table-row>
        <table:table-row table:style-name="TableLine2754189170432">
          <table:table-cell table:style-name="Tabla1.A1" office:value-type="string">
            <text:p text:style-name="Table_20_Contents">284</text:p>
          </table:table-cell>
          <table:table-cell table:style-name="Tabla1.A1" office:value-type="string">
            <text:p text:style-name="Table_20_Contents">nacho@gmail.com</text:p>
          </table:table-cell>
        </table:table-row>
        <table:table-row table:style-name="TableLine2754189170432">
          <table:table-cell table:style-name="Tabla1.A1" office:value-type="string">
            <text:p text:style-name="Table_20_Contents">282</text:p>
          </table:table-cell>
          <table:table-cell table:style-name="Tabla1.A1" office:value-type="string">
            <text:p text:style-name="Table_20_Contents">sdomenech@grupodaphnia.com</text:p>
          </table:table-cell>
        </table:table-row>
        <table:table-row table:style-name="TableLine2754189170432">
          <table:table-cell table:style-name="Tabla1.A1" office:value-type="string">
            <text:p text:style-name="Table_20_Contents">432</text:p>
          </table:table-cell>
          <table:table-cell table:style-name="Tabla1.A1" office:value-type="string">
            <text:p text:style-name="Table_20_Contents">pjordi@idi.es</text:p>
          </table:table-cell>
        </table:table-row>
        <table:table-row table:style-name="TableLine2754189170432">
          <table:table-cell table:style-name="Tabla1.A1" office:value-type="string">
            <text:p text:style-name="Table_20_Contents">584</text:p>
          </table:table-cell>
          <table:table-cell table:style-name="Tabla1.A1" office:value-type="string">
            <text:p text:style-name="Table_20_Contents">ssanchez@grupodaphnia.com</text:p>
          </table:table-cell>
        </table:table-row>
      </table:table>
      <text:p text:style-name="Standard"/>
      <text:p text:style-name="Standard"/>
      <text:p text:style-name="Standard"/>
      <text:p text:style-name="P1">XECS</text:p>
      <text:p text:style-name="P1"/>
      <text:p text:style-name="P1">CONVOCATÒRIA 2024</text:p>
      <text:p text:style-name="P1"/>
      <text:p text:style-name="P1"/>
      <text:list xml:id="list3760949400" text:style-name="L1">
        <text:list-item>
          <text:p text:style-name="P2">SA BASTRETA NO SERÁ POR BASTRETA (ANTICIPO) SE PAGARÁ A POSTERIORI. HASTA QUE NO JUSTIFIQUEN NO PAGARÁN.</text:p>
        </text:list-item>
        <text:list-item>
          <text:p text:style-name="P2">SE AÑADE UN NUEVO PROGRAMA. ‘GESTIÓN AVANZADA’ (PROGRAMA IV)</text:p>
        </text:list-item>
        <text:list-item>
          <text:p text:style-name="P2">EL PROGRAMA III. ‘LA HUELLA DE CARBONO POR PRODUCTO’</text:p>
        </text:list-item>
        <text:list-item>
          <text:p text:style-name="P2">PASARÁ TODO CARMINA.</text:p>
        </text:list-item>
        <text:list-item>
          <text:p text:style-name="P2">PREVISIÓN CONVOCATORIA: <text:span text:style-name="T3">MARZO 2024</text:span></text:p>
        </text:list-item>
      </text:list>
      <text:p text:style-name="P1"><text:span text:style-name="T3"/></text:p>
      <text:p text:style-name="P3"><text:span text:style-name="T2">PROPOSTA RESOLUCIÓ</text:span></text:p>
      <text:p text:style-name="P3"><text:span text:style-name="T2">RESOLUCIÓ</text:span></text:p>
      <text:p text:style-name="P3"><text:span text:style-name="T2">PAGAMENT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1"/>
      <text:p text:style-name="P1">A partir de 5000 euros hay que proponer mínimo 3 empresas. Además de la propuesta que me envias, también hará falta el informe de insuficiencia de medios y el informe de valor de mercad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2T12:39:06.728000000</meta:creation-date>
    <dc:date>2024-01-23T13:48:15.085000000</dc:date>
    <meta:editing-duration>PT1H38M9S</meta:editing-duration>
    <meta:editing-cycles>1</meta:editing-cycles>
    <meta:document-statistic meta:table-count="1" meta:image-count="0" meta:object-count="0" meta:page-count="1" meta:paragraph-count="23" meta:word-count="100" meta:character-count="645" meta:non-whitespace-character-count="570"/>
    <meta:generator>LibreOffice/7.1.5.2$Windows_X86_64 LibreOffice_project/85f04e9f809797b8199d13c421bd8a2b025d52b5</meta:generator>
  </office:meta>
</office:document-meta>
</file>